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2.905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5.953cm" svg:y="20.812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589cm" svg:height="2.667cm" svg:x="3.159cm" svg:y="13.752cm">
          <text:p text:style-name="P1">kwalletmanager.cpp</text:p>
          <text:p text:style-name="P1">This object is responsible for storing and </text:p>
          <text:p text:style-name="P1">retrieving account information from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667cm" svg:x="4.429cm" svg:y="2.905cm">
          <text:p text:style-name="P1">accounts.cpp</text:p>
          <text:p text:style-name="P1">This object is responsible for holding all </text:p>
          <text:p text:style-name="P1">information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6.383cm" svg:height="2.667cm" svg:x="3.039cm" svg:y="9.187cm">
          <text:p text:style-name="P1">QVector</text:p>
          <text:p text:style-name="P1">This object is responsive for holding all accounts objects </text:p>
          <text:p text:style-name="P1">to make it easy to iterate over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68cm" svg:x1="11.231cm" svg:y1="9.187cm" svg:x2="19.542cm" svg:y2="4.239cm" draw:start-shape="id1" draw:start-glue-point="4" draw:end-shape="id2" draw:end-glue-point="7" svg:d="m11231 9187v-440h8812v-4508h-501" svg:viewBox="0 0 8813 4949">
          <text:p/>
        </draw:connector>
        <draw:connector draw:style-name="gr2" draw:text-style-name="P1" draw:layer="layout" svg:x1="9.954cm" svg:y1="13.752cm" svg:x2="11.231cm" svg:y2="11.854cm" draw:start-shape="id3" draw:start-glue-point="4" draw:end-shape="id1" draw:end-glue-point="6" svg:d="m9954 13752v-949h1277v-949" svg:viewBox="0 0 1278 1899">
          <text:p/>
        </draw:connector>
        <draw:connector draw:style-name="gr2" draw:text-style-name="P1" draw:layer="layout" svg:x1="16.875cm" svg:y1="21.828cm" svg:x2="19.422cm" svg:y2="10.521cm" draw:start-shape="id4" draw:start-glue-point="7" draw:end-shape="id1" draw:end-glue-point="7" svg:d="m16875 21828h3048v-11307h-501" svg:viewBox="0 0 3049 11308">
          <text:p/>
        </draw:connector>
        <draw:custom-shape draw:style-name="gr1" draw:text-style-name="P1" xml:id="id5" draw:id="id5" draw:layer="layout" svg:width="10.795cm" svg:height="2.54cm" svg:x="2.524cm" svg:y="5.953cm">
          <text:p text:style-name="P1">addaccount.cpp</text:p>
          <text:p text:style-name="P1">This object is responsible for getting </text:p>
          <text:p text:style-name="P1">account information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159cm" svg:y1="15.086cm" svg:x2="2.524cm" svg:y2="7.223cm" draw:start-shape="id3" draw:start-glue-point="5" draw:end-shape="id5" draw:end-glue-point="5" svg:d="m3159 15086h-1137v-7863h502" svg:viewBox="0 0 1138 7864">
          <text:p/>
        </draw:connector>
        <draw:custom-shape draw:style-name="gr1" draw:text-style-name="P1" xml:id="id8" draw:id="id8" draw:layer="layout" svg:width="12.655cm" svg:height="2.667cm" svg:x="6.177cm" svg:y="17.249cm">
          <text:p text:style-name="P1">QNetworkAccessManager</text:p>
          <text:p text:style-name="P1">This object is responsible for</text:p>
          <text:p text:style-name="P1">fetching account information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524cm" svg:y="23.479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327cm" svg:x1="11.414cm" svg:y1="22.844cm" svg:x2="19.288cm" svg:y2="24.702cm" draw:start-shape="id4" draw:start-glue-point="6" draw:end-shape="id6" draw:end-glue-point="7" svg:d="m11414 22844v254h8376v1604h-502" svg:viewBox="0 0 8377 1859">
          <text:p/>
        </draw:connector>
        <draw:custom-shape draw:style-name="gr1" draw:text-style-name="P1" xml:id="id7" draw:id="id7" draw:layer="layout" svg:width="6.096cm" svg:height="1.016cm" svg:x="12.811cm" svg:y="12.303cm">
          <text:p text:style-name="P1">KDE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748cm" svg:y1="15.086cm" svg:x2="18.907cm" svg:y2="12.811cm" draw:start-shape="id3" draw:start-glue-point="7" draw:end-shape="id7" draw:end-glue-point="7" svg:d="m16748 15086h2661v-2275h-502" svg:viewBox="0 0 2662 2276">
          <text:p/>
        </draw:connector>
        <draw:connector draw:style-name="gr2" draw:text-style-name="P1" draw:layer="layout" svg:x1="11.414cm" svg:y1="20.812cm" svg:x2="12.505cm" svg:y2="19.916cm" draw:start-shape="id4" draw:start-glue-point="4" draw:end-shape="id8" draw:end-glue-point="6" svg:d="m11414 20812v-448h1091v-448" svg:viewBox="0 0 1092 897">
          <text:p/>
        </draw:connector>
        <draw:custom-shape draw:style-name="gr1" draw:text-style-name="P1" xml:id="id9" draw:id="id9" draw:layer="layout" svg:width="3.683cm" svg:height="3.81cm" svg:x="1.919cm" svg:y="17.136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76cm" svg:y1="20.946cm" svg:x2="5.953cm" svg:y2="21.828cm" draw:start-shape="id9" draw:start-glue-point="6" draw:end-shape="id4" draw:end-glue-point="5" svg:d="m3760 20946v882h2193" svg:viewBox="0 0 2194 883">
          <text:p/>
        </draw:connector>
        <draw:connector draw:style-name="gr2" draw:text-style-name="P1" draw:layer="layout" draw:line-skew="1.911cm -1.741cm" svg:x1="16.875cm" svg:y1="21.828cm" svg:x2="9.954cm" svg:y2="16.419cm" draw:start-shape="id4" draw:start-glue-point="7" draw:end-shape="id3" draw:end-glue-point="6" svg:d="m16875 21828h2413v-4953h-9334v-456" svg:viewBox="0 0 9335 5410">
          <text:p/>
        </draw:connector>
        <draw:connector draw:style-name="gr2" draw:text-style-name="P1" draw:layer="layout" svg:x1="3.76cm" svg:y1="20.946cm" svg:x2="2.524cm" svg:y2="24.702cm" draw:start-shape="id9" draw:start-glue-point="6" draw:end-shape="id6" draw:end-glue-point="5" svg:d="m3760 20946v1267h-1737v2489h501" svg:viewBox="0 0 1738 3757">
          <text:p/>
        </draw:connector>
        <draw:connector draw:style-name="gr2" draw:text-style-name="P1" draw:layer="layout" draw:line-skew="-0.642cm 0.229cm" svg:x1="3.159cm" svg:y1="15.086cm" svg:x2="10.906cm" svg:y2="25.924cm" draw:start-shape="id3" draw:start-glue-point="5" draw:end-shape="id6" draw:end-glue-point="6" svg:d="m3159 15086h-1778v11568h9525v-730" svg:viewBox="0 0 9526 11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07-25T14:32:04</dc:date>
    <meta:editing-duration>PT46M53S</meta:editing-duration>
    <meta:editing-cycles>12</meta:editing-cycles>
    <meta:generator>LibreOffice/4.0.4.2$Linux_x86 LibreOffice_project/9e9821abd0ffdbc09cd8c52eaa574fa09eb08f2</meta:generator>
    <meta:document-statistic meta:object-count="21"/>
  </office:meta>
</office:document-meta>
</file>